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8M27S" calcext:value-type="time">
            <text:p>12:48:27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8M45S" calcext:value-type="time">
            <text:p>12:48:45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9M19S" calcext:value-type="time">
            <text:p>12:49:19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9M34S" calcext:value-type="time">
            <text:p>12:49:34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8M15S" calcext:value-type="time">
            <text:p>12:48:15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8M40S" calcext:value-type="time">
            <text:p>12:48:4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8M59S" calcext:value-type="time">
            <text:p>12:48:59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9M29S" calcext:value-type="time">
            <text:p>12:49: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12S" calcext:value-type="time">
            <text:p>12:48:1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16S" calcext:value-type="time">
            <text:p>12:48:1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26S" calcext:value-type="time">
            <text:p>12:48:2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26S" calcext:value-type="time">
            <text:p>12:48:2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32S" calcext:value-type="time">
            <text:p>12:48: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33S" calcext:value-type="time">
            <text:p>12:48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38S" calcext:value-type="time">
            <text:p>12:48: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43S" calcext:value-type="time">
            <text:p>12:48:4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46S" calcext:value-type="time">
            <text:p>12:48:4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48S" calcext:value-type="time">
            <text:p>12:48: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time" office:time-value="PT12H48M48S" calcext:value-type="time">
            <text:p>12:48:4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48S" calcext:value-type="time">
            <text:p>12:48:4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55S" calcext:value-type="time">
            <text:p>12:48:5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56S" calcext:value-type="time">
            <text:p>12:48: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8M59S" calcext:value-type="time">
            <text:p>12:48: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03S" calcext:value-type="time">
            <text:p>12:49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06S" calcext:value-type="time">
            <text:p>12:49:0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10S" calcext:value-type="time">
            <text:p>12:49:1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time" office:time-value="PT12H49M15S" calcext:value-type="time">
            <text:p>12:49:1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16S" calcext:value-type="time">
            <text:p>12:49:1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19S" calcext:value-type="time">
            <text:p>12:49:1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20S" calcext:value-type="time">
            <text:p>12:49:2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22S" calcext:value-type="time">
            <text:p>12:49:2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25S" calcext:value-type="time">
            <text:p>12:49:2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28S" calcext:value-type="time">
            <text:p>12:49: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32S" calcext:value-type="time">
            <text:p>12:49:3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34S" calcext:value-type="time">
            <text:p>12:49: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35S" calcext:value-type="time">
            <text:p>12:49: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9M37S" calcext:value-type="time">
            <text:p>12:49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12S" calcext:value-type="time">
            <text:p>12:48:1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12S" calcext:value-type="time">
            <text:p>12:48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16S" calcext:value-type="time">
            <text:p>12:48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24S" calcext:value-type="time">
            <text:p>12:48:2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30S" calcext:value-type="time">
            <text:p>12:48:3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32S" calcext:value-type="time">
            <text:p>12:48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35S" calcext:value-type="time">
            <text:p>12:48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37S" calcext:value-type="time">
            <text:p>12:48: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37S" calcext:value-type="time">
            <text:p>12:48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3S" calcext:value-type="time">
            <text:p>12:48:4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3S" calcext:value-type="time">
            <text:p>12:48:4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3S" calcext:value-type="time">
            <text:p>12:48:4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4S" calcext:value-type="time">
            <text:p>12:48:4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5S" calcext:value-type="time">
            <text:p>12:48:4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7S" calcext:value-type="time">
            <text:p>12:48:4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7S" calcext:value-type="time">
            <text:p>12:48:4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8S" calcext:value-type="time">
            <text:p>12:48: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49S" calcext:value-type="time">
            <text:p>12:48:4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54S" calcext:value-type="time">
            <text:p>12:48:5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55S" calcext:value-type="time">
            <text:p>12:48:5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8M56S" calcext:value-type="time">
            <text:p>12:48:5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04S" calcext:value-type="time">
            <text:p>12:49:0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09S" calcext:value-type="time">
            <text:p>12:49:0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12S" calcext:value-type="time">
            <text:p>12:49:1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16S" calcext:value-type="time">
            <text:p>12:49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19S" calcext:value-type="time">
            <text:p>12:49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20S" calcext:value-type="time">
            <text:p>12:49:2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23S" calcext:value-type="time">
            <text:p>12:49: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27S" calcext:value-type="time">
            <text:p>12:49: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27S" calcext:value-type="time">
            <text:p>12:49: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0S" calcext:value-type="time">
            <text:p>12:49:3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1S" calcext:value-type="time">
            <text:p>12:49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3S" calcext:value-type="time">
            <text:p>12:49:3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4S" calcext:value-type="time">
            <text:p>12:49:3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5S" calcext:value-type="time">
            <text:p>12:49:3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8S" calcext:value-type="time">
            <text:p>12:49:38</text:p>
          </table:table-cell>
          <table:table-cell table:style-name="ce1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9M39S" calcext:value-type="time">
            <text:p>12:49:39</text:p>
          </table:table-cell>
          <table:table-cell table:style-name="ce1" office:value-type="float" office:value="-70" calcext:value-type="float">
            <text:p>-70</text:p>
          </table:table-cell>
        </table:table-row>
      </table:table>
      <table:named-expressions/>
      <table:database-ranges>
        <table:database-range table:name="__Anonymous_Sheet_DB__0" table:target-range-address="Sheet1.A2:Sheet1.C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8:24.965065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8:41.111799183</meta:creation-date>
    <meta:generator>LibreOffice/6.0.7.3$Linux_X86_64 LibreOffice_project/00m0$Build-3</meta:generator>
    <dc:date>2019-12-16T18:29:52.172272401</dc:date>
    <meta:editing-duration>PT5M53S</meta:editing-duration>
    <meta:editing-cycles>5</meta:editing-cycles>
    <meta:document-statistic meta:table-count="1" meta:cell-count="225" meta:object-count="0"/>
  </office:meta>
</office:document-meta>
</file>